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1b932" officeooo:paragraph-rsid="0011b932"/>
    </style:style>
    <style:style style:name="P2" style:family="paragraph" style:parent-style-name="Standard">
      <style:text-properties officeooo:rsid="0013ddfa" officeooo:paragraph-rsid="0013ddfa"/>
    </style:style>
    <style:style style:name="P3" style:family="paragraph" style:parent-style-name="Standard">
      <style:text-properties officeooo:rsid="0014c500" officeooo:paragraph-rsid="0014c500"/>
    </style:style>
    <style:style style:name="P4" style:family="paragraph" style:parent-style-name="Standard">
      <style:text-properties officeooo:rsid="0015f8e6" officeooo:paragraph-rsid="0015f8e6"/>
    </style:style>
    <style:style style:name="P5" style:family="paragraph" style:parent-style-name="Standard">
      <style:text-properties officeooo:rsid="0017ea92" officeooo:paragraph-rsid="0017ea92"/>
    </style:style>
    <style:style style:name="T1" style:family="text">
      <style:text-properties fo:font-style="italic" style:font-style-asian="italic" style:font-style-complex="italic"/>
    </style:style>
    <style:style style:name="T2" style:family="text">
      <style:text-properties fo:font-style="italic" officeooo:rsid="0012a03c" style:font-style-asian="italic" style:font-style-complex="italic"/>
    </style:style>
    <style:style style:name="T3" style:family="text">
      <style:text-properties fo:font-style="italic" officeooo:rsid="0014c500" style:font-style-asian="italic" style:font-style-complex="italic"/>
    </style:style>
    <style:style style:name="T4" style:family="text">
      <style:text-properties fo:font-style="normal" style:font-style-asian="normal" style:font-style-complex="normal"/>
    </style:style>
    <style:style style:name="T5" style:family="text">
      <style:text-properties fo:font-style="normal" officeooo:rsid="0012a03c" style:font-style-asian="normal" style:font-style-complex="normal"/>
    </style:style>
    <style:style style:name="T6" style:family="text">
      <style:text-properties fo:font-style="normal" officeooo:rsid="0014c500" style:font-style-asian="normal" style:font-style-complex="normal"/>
    </style:style>
    <style:style style:name="T7" style:family="text">
      <style:text-properties fo:font-style="normal" officeooo:rsid="0015f8e6" style:font-style-asian="normal" style:font-style-complex="normal"/>
    </style:style>
    <style:style style:name="T8" style:family="text">
      <style:text-properties fo:font-style="normal" officeooo:rsid="0017ea92" style:font-style-asian="normal" style:font-style-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eliminary question :</text:p>
      <text:p text:style-name="P1"/>
      <text:p text:style-name="P1">1) Il n'est pas possible de prouver que le test de la méthod <text:span text:style-name="T1">remove(o)</text:span><text:span text:style-name="T4"> fonctionne car juste avant un appel à la méthode </text:span><text:span text:style-name="T1">add(o)</text:span><text:span text:style-name="T4"> à été effectué sans avoir été testé. Il aurait donc fallu s'assurer d'effectuer le test de la métho</text:span><text:span text:style-name="T1">adde d</text:span><text:span text:style-name="T4"> avant d'effectuer le test de la fonction </text:span><text:span text:style-name="T1">remove</text:span><text:span text:style-name="T4">.</text:span></text:p>
      <text:p text:style-name="P1"/>
      <text:p text:style-name="P1"><text:span text:style-name="T4">2) Non cela ne prouve pas qu'il y ait une erreur dans la méthode </text:span><text:span text:style-name="T1">add(</text:span><text:span text:style-name="T2">o</text:span><text:span text:style-name="T1">)</text:span><text:span text:style-name="T4"> </text:span><text:span text:style-name="T5">puisque cette dernière n'est pas testé. Il peut par exemple y avoir un souci tel que, dans la méthode </text:span><text:span text:style-name="T2">add</text:span><text:span text:style-name="T5">, on n'ajoute rien, donc pas de modification de la liste. Puis le remove arrive, et ne trouve pas l'objet qui est censé être enlevé de la liste, n'effectuera aucune action, donc aucune preuve que la méthode </text:span><text:span text:style-name="T2">add</text:span><text:span text:style-name="T5"> soit fonctionnelle.</text:span></text:p>
      <text:p text:style-name="P1"/>
      <text:p text:style-name="P2"><text:span text:style-name="T5">3</text:span><text:span text:style-name="T4">) </text:span><text:span text:style-name="T6">Pour que ce test soit effectif, la condition à rencontrer est que un élément doit être enlevé de la liste après appel de la method </text:span><text:span text:style-name="T3">remove</text:span><text:span text:style-name="T6">.</text:span></text:p>
      <text:p text:style-name="P5"/>
      <text:p text:style-name="P3"><text:span text:style-name="T4">4) </text:span><text:span text:style-name="T7">Oui l'ordre des tests dans la classe MyLinkedList importe car cela permet d'effectuer des scénarios « utilisateur ».</text:span></text:p>
      <text:p text:style-name="P3"/>
      <text:p text:style-name="P4"><text:span text:style-name="T7">5</text:span><text:span text:style-name="T4">) </text:span><text:span text:style-name="T8">Non on ne peut pas considérer que la méthode est suffisamment testé puisque addBefore n'est certainement utilisé que dans certains, mais absolument pas dans tous les ca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enjamin </meta:initial-creator>
    <meta:creation-date>2014-09-24T12:56:19.151340856</meta:creation-date>
    <dc:date>2014-09-24T15:14:49.287792489</dc:date>
    <dc:creator>benjamin </dc:creator>
    <meta:editing-duration>PT1H32M58S</meta:editing-duration>
    <meta:editing-cycles>3</meta:editing-cycles>
    <meta:generator>LibreOffice/4.2.6.3$Linux_X86_64 LibreOffice_project/420m0$Build-3</meta:generator>
    <meta:document-statistic meta:table-count="0" meta:image-count="0" meta:object-count="0" meta:page-count="1" meta:paragraph-count="6" meta:word-count="202" meta:character-count="1143" meta:non-whitespace-character-count="947"/>
  </office:meta>
</office:document-meta>
</file>